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8aa" officeooo:paragraph-rsid="001d38aa"/>
    </style:style>
    <style:style style:name="P2" style:family="paragraph" style:parent-style-name="Standard" style:list-style-name="L1">
      <style:text-properties officeooo:rsid="001d38aa" officeooo:paragraph-rsid="001d38aa"/>
    </style:style>
    <style:style style:name="P3" style:family="paragraph" style:parent-style-name="Standard" style:list-style-name="L2">
      <style:text-properties officeooo:rsid="001d38aa" officeooo:paragraph-rsid="001d38aa"/>
    </style:style>
    <style:style style:name="P4" style:family="paragraph" style:parent-style-name="Standard" style:list-style-name="L2">
      <style:text-properties officeooo:rsid="001e6002" officeooo:paragraph-rsid="001e6002"/>
    </style:style>
    <style:style style:name="T1" style:family="text">
      <style:text-properties officeooo:rsid="001fe4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BRS setup</text:p>
      <text:p text:style-name="P1"/>
      <text:list xml:id="list1593325851452774416" text:style-name="L1">
        <text:list-item>
          <text:p text:style-name="P2">clone the 2TB EBRS image</text:p>
        </text:list-item>
      </text:list>
      <text:list xml:id="list1548606322984897952" text:style-name="L2">
        <text:list-item>
          <text:list>
            <text:list-item>
              <text:p text:style-name="P3">image has ebrs_dc and ebrs_facility.</text:p>
            </text:list-item>
            <text:list-item>
              <text:p text:style-name="P3">Has Nginx, couchdb, passenger</text:p>
            </text:list-item>
          </text:list>
        </text:list-item>
        <text:list-item>
          <text:p text:style-name="P3">delete unwanted application directory</text:p>
        </text:list-item>
        <text:list-item>
          <text:p text:style-name="P3">get correct facility/district code</text:p>
          <text:list>
            <text:list-item>
              <text:p text:style-name="P3">rails c</text:p>
            </text:list-item>
            <text:list-item>
              <text:p text:style-name="P3">HealthFacility.by_name.key(“Ntchisi District Hospital”).first.id <text:s text:c="2"/></text:p>
            </text:list-item>
            <text:list-item>
              <text:p text:style-name="P3">‘1210’</text:p>
            </text:list-item>
          </text:list>
        </text:list-item>
        <text:list-item>
          <text:p text:style-name="P3">set correct district code in couchdb.yml</text:p>
        </text:list-item>
        <text:list-item>
          <text:p text:style-name="P3">create ssl keys for nginx</text:p>
          <text:list>
            <text:list-item>
              <text:p text:style-name="P3">cd /opt/nginx/ssl <text:s text:c="4"/>** is ssl folder not present create it</text:p>
            </text:list-item>
            <text:list-item>
              <text:p text:style-name="P3">sudo openssl req -x509 -nodes -days 365 -newkey rsa:2048 -keyout nginx_key.key -out nginx_cert.crt</text:p>
            </text:list-item>
          </text:list>
        </text:list-item>
        <text:list-item>
          <text:p text:style-name="P3">com<text:span text:style-name="T1">m</text:span>ent out correct block in Nginx </text:p>
        </text:list-item>
        <text:list-item>
          <text:p text:style-name="P3">create production secret</text:p>
          <text:list>
            <text:list-item>
              <text:p text:style-name="P3">run bundle exec rake secret </text:p>
            </text:list-item>
            <text:list-item>
              <text:p text:style-name="P3">copy output and paste in secrets.yml</text:p>
            </text:list-item>
          </text:list>
        </text:list-item>
        <text:list-item>
          <text:p text:style-name="P4">to set up application:</text:p>
          <text:list>
            <text:list-item>
              <text:p text:style-name="P4">bundle exec rake ebrs:setu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4:29:11.407887175</meta:creation-date>
    <dc:date>2017-01-09T09:11:33.344193111</dc:date>
    <meta:editing-duration>PT26M2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10" meta:character-count="671" meta:non-whitespace-character-count="589"/>
  </office:meta>
</office:document-meta>
</file>